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6" style:family="graphic" style:parent-style-name="standard">
      <style:graphic-properties svg:stroke-width="0.035cm" draw:marker-start-width="0.352cm" draw:marker-end="Arrow" draw:marker-end-width="0.352cm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svg:stroke-width="0.035cm" draw:marker-start-width="0.352cm" draw:marker-end-width="0.352cm" draw:fill="none" draw:textarea-horizontal-align="right" draw:textarea-vertical-align="middle" draw:auto-grow-height="false" fo:min-height="0.749cm" fo:min-width="0.499cm" fo:padding-top="0.017cm" fo:padding-bottom="0.017cm" fo:padding-left="0.017cm" fo:padding-right="0.017cm" draw:shadow="visible" draw:shadow-offset-x="0.025cm" draw:shadow-offset-y="0.025cm"/>
    </style:style>
    <style:style style:name="gr9" style:family="graphic" style:parent-style-name="standard">
      <style:graphic-properties svg:stroke-width="0.035cm" draw:marker-start-width="0.352cm" draw:marker-end="Arrow" draw:marker-end-width="0.352cm" fo:padding-top="0.017cm" fo:padding-bottom="0.017cm" fo:padding-left="0.017cm" fo:padding-right="0.017cm"/>
    </style:style>
    <style:style style:name="gr10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11" style:family="graphic" style:parent-style-name="standard">
      <style:graphic-properties draw:fill="solid" draw:fill-color="#666600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12" style:family="graphic" style:parent-style-name="standard">
      <style:graphic-properties svg:stroke-width="0.035cm" draw:marker-start-width="0.352cm" draw:marker-end-width="0.352cm" draw:fill="none" draw:textarea-horizontal-align="left" draw:textarea-vertical-align="middle" draw:auto-grow-height="false" fo:min-height="0.749cm" fo:min-width="0.499cm" fo:padding-top="0.017cm" fo:padding-bottom="0.017cm" fo:padding-left="0.017cm" fo:padding-right="3.217cm" draw:shadow="visible" draw:shadow-offset-x="0.025cm" draw:shadow-offset-y="0.0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38cm"/>
    </style:style>
    <style:style style:name="gr14" style:family="graphic" style:parent-style-name="standard">
      <style:graphic-properties svg:stroke-width="0.035cm" draw:marker-start-width="0.352cm" draw:marker-end="Arrow" draw:marker-end-width="0.352cm" fo:padding-top="0.017cm" fo:padding-bottom="0.017cm" fo:padding-left="0.017cm" fo:padding-right="0.017cm"/>
    </style:style>
    <style:style style:name="gr15" style:family="graphic" style:parent-style-name="standard">
      <style:graphic-properties svg:stroke-width="0.035cm" draw:marker-start-width="0.352cm" draw:marker-end="Arrow" draw:marker-end-width="0.352cm" draw:textarea-horizontal-align="center" draw:textarea-vertical-align="middle" fo:padding-top="0.017cm" fo:padding-bottom="0.017cm" fo:padding-left="0.017cm" fo:padding-right="6.469cm"/>
    </style:style>
    <style:style style:name="gr16" style:family="graphic" style:parent-style-name="standard">
      <style:graphic-properties draw:fill="none" draw:textarea-horizontal-align="right" draw:textarea-vertical-align="middle" draw:auto-grow-height="false" fo:min-height="0.749cm" fo:min-width="0.499cm" fo:padding-left="4.877cm" fo:padding-right="0cm"/>
    </style:style>
    <style:style style:name="gr17" style:family="graphic" style:parent-style-name="standard">
      <style:graphic-properties draw:fill="solid" draw:fill-color="#1d4493" draw:textarea-horizontal-align="justify" draw:textarea-vertical-align="middle" draw:auto-grow-height="false" draw:shadow="visible" draw:shadow-offset-x="0.102cm" draw:shadow-offset-y="0.102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solid" draw:fill-color="#0099ff"/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ccccff"/>
      <style:paragraph-properties fo:text-align="center"/>
    </style:style>
    <style:style style:name="P4" style:family="paragraph">
      <loext:graphic-properties draw:fill="solid" draw:fill-color="#94bd5e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6e6e6"/>
      <style:paragraph-properties fo:text-align="center"/>
      <style:text-properties style:font-name="FreeSans"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style:font-name="FreeSans"/>
    </style:style>
    <style:style style:name="P9" style:family="paragraph">
      <loext:graphic-properties draw:fill="solid" draw:fill-color="#993366"/>
      <style:paragraph-properties fo:text-align="center"/>
    </style:style>
    <style:style style:name="P10" style:family="paragraph">
      <loext:graphic-properties draw:fill="solid" draw:fill-color="#666600"/>
      <style:paragraph-properties fo:text-align="center"/>
    </style:style>
    <style:style style:name="P11" style:family="paragraph">
      <loext:graphic-properties draw:fill="none" draw:fill-color="#ffffff"/>
      <style:text-properties style:font-name="FreeSans"/>
    </style:style>
    <style:style style:name="P12" style:family="paragraph">
      <style:paragraph-properties fo:text-align="center"/>
      <style:text-properties style:font-name="FreeSans"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1d4493"/>
      <style:paragraph-properties fo:text-align="center"/>
      <style:text-properties fo:color="#ffffff" style:text-outline="true" style:font-name="FreeSans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1d4493"/>
      <style:paragraph-properties fo:text-align="center"/>
      <style:text-properties fo:color="#ffffff" style:font-name="FreeSans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loext:graphic-properties draw:fill="none" draw:fill-color="#ffffff"/>
      <style:text-properties style:font-name="FreeSans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FreeSans" fo:font-size="16pt" style:font-size-asian="16pt" style:font-size-complex="16pt"/>
    </style:style>
    <style:style style:name="P19" style:family="paragraph">
      <loext:graphic-properties draw:fill-color="#ffffff"/>
    </style:style>
    <style:style style:name="T1" style:family="text">
      <style:text-properties style:font-name="FreeSans" fo:font-size="16pt" style:font-size-asian="16pt" style:font-size-complex="16pt"/>
    </style:style>
    <style:style style:name="T2" style:family="text">
      <style:text-properties style:font-name="FreeSans" fo:font-size="12pt" style:font-size-asian="12pt" style:font-size-complex="12pt"/>
    </style:style>
    <style:style style:name="T3" style:family="text">
      <style:text-properties style:font-name="FreeSans"/>
    </style:style>
    <style:style style:name="T4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FreeSans" fo:font-size="14pt" style:font-size-asian="14pt" style:font-size-complex="14pt"/>
    </style:style>
    <style:style style:name="T6" style:family="text">
      <style:text-properties fo:color="#ffffff" style:font-name="FreeSans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635cm" svg:height="0.635cm" svg:x="5.95cm" svg:y="11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95cm" svg:y="2.8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95cm" svg:y="3.4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5.95cm" svg:y="4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95cm" svg:y="4.7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95cm" svg:y="5.3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35cm" svg:y1="3.07cm" svg:x2="5.35cm" svg:y2="7.515cm">
          <text:p/>
        </draw:line>
        <draw:custom-shape draw:style-name="gr4" draw:text-style-name="P4" draw:layer="layout" svg:width="0.635cm" svg:height="0.635cm" svg:x="4.045cm" svg:y="11.0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949cm" svg:y="6.0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5.95cm" svg:y="6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95cm" svg:y="7.2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855cm" svg:y="11.0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635cm" svg:height="0.635cm" svg:x="12.865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2.865cm" svg:y="12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855cm" svg:y="11.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7.855cm" svg:y="12.3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95cm" svg:y="11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5.95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5.9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635cm" svg:height="0.635cm" svg:x="5.95cm" svg:y="13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4.045cm" svg:y="11.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6.35cm" svg:height="2.535cm" svg:x="3.112cm" svg:y="18.02cm">
          <text:p text:style-name="P6"><text:span text:style-name="T1">HTTP Post/Status</text:span></text:p>
          <text:p text:style-name="P6"><text:span text:style-name="T1">message</text:span></text:p>
          <text:p text:style-name="P6"><text:span text:style-name="T2">Passed to user</text:span></text:p>
          <text:p text:style-name="P6"><text:span text:style-name="T2">defined del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635cm" svg:height="3.075cm" svg:x="3.005cm" svg:y="11.195cm">
          <text:p text:style-name="P6"><text:span text:style-name="T3">Streams <text:s text:c="4"/></text:span></text:p>
          <draw:enhanced-geometry svg:viewBox="0 0 21600 21600" draw:glue-points="21600 0 0 10800 21600 21600" draw:text-areas="13800 ?f9 21600 ?f10" draw:type="left-brace" draw:modifiers="1800 11266.3967611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9" draw:text-style-name="P6" draw:layer="layout" draw:type="line" svg:x1="6.267cm" svg:y1="14.27cm" svg:x2="6.279cm" svg:y2="15.088cm" draw:start-shape="id1" draw:start-glue-point="2" draw:end-shape="id2" draw:end-glue-point="0" svg:d="M6267 14270l12 818" svg:viewBox="0 0 13 819">
          <text:p/>
        </draw:connector>
        <draw:connector draw:style-name="gr9" draw:text-style-name="P6" draw:layer="layout" draw:type="line" svg:x1="6.279cm" svg:y1="17.232cm" svg:x2="6.287cm" svg:y2="18.02cm" draw:start-shape="id2" draw:start-glue-point="2" draw:end-shape="id3" svg:d="M6279 17232l8 788" svg:viewBox="0 0 9 789">
          <text:p/>
        </draw:connector>
        <draw:connector draw:style-name="gr9" draw:text-style-name="P6" draw:layer="layout" svg:x1="10.338cm" svg:y1="10.131cm" svg:x2="13.182cm" svg:y2="11.43cm" draw:start-shape="id4" draw:start-glue-point="5" draw:end-shape="id5" draw:end-glue-point="0" svg:d="M10338 10131h2844v1299" svg:viewBox="0 0 2845 1300">
          <text:p/>
        </draw:connector>
        <draw:custom-shape draw:style-name="gr10" draw:text-style-name="P9" draw:layer="layout" svg:width="0.635cm" svg:height="0.635cm" svg:x="12.865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6" draw:id="id6" draw:layer="layout" svg:width="0.635cm" svg:height="0.635cm" svg:x="12.865cm" svg:y="13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635cm" svg:height="4.405cm" svg:x="3.045cm" svg:y="3.21cm">
          <text:p text:style-name="P6"><text:span text:style-name="T3">Network</text:span></text:p>
          <text:p text:style-name="P6"><text:span text:style-name="T3">Packets</text:span></text:p>
          <draw:enhanced-geometry svg:viewBox="0 0 21600 21600" draw:glue-points="21600 0 0 10800 21600 21600" draw:text-areas="13800 ?f9 21600 ?f10" draw:type="left-brace" draw:modifiers="1800 11266.3967611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11.484cm" svg:height="2.938cm" svg:x="0.581cm" svg:y="0.031cm">
          <draw:text-box>
            <text:p><text:span text:style-name="T4">PacketDotNet.Connections</text:span></text:p>
            <text:p><text:span text:style-name="T5">Illustrates packet flow through the PacketDotNet.Connections TcpStreamManager and Http classes</text:span></text:p>
          </draw:text-box>
        </draw:frame>
        <draw:connector draw:style-name="gr9" draw:text-style-name="P6" draw:layer="layout" draw:type="line" svg:x1="13.182cm" svg:y1="13.97cm" svg:x2="13.174cm" svg:y2="15.048cm" draw:start-shape="id6" draw:start-glue-point="2" draw:end-shape="id7" draw:end-glue-point="0" svg:d="M13182 13970l-8 1078" svg:viewBox="0 0 9 1079">
          <text:p/>
        </draw:connector>
        <draw:custom-shape draw:style-name="gr7" draw:text-style-name="P7" xml:id="id8" draw:id="id8" draw:layer="layout" svg:width="4.445cm" svg:height="3.81cm" svg:x="17.65cm" svg:y="14.226cm">
          <text:p text:style-name="P6"><text:span text:style-name="T5">Start of</text:span></text:p>
          <text:p text:style-name="P6"><text:span text:style-name="T5">http</text:span></text:p>
          <text:p text:style-name="P6"><text:span text:style-name="T5">messag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2" draw:layer="layout" svg:x1="19.873cm" svg:y1="14.226cm" svg:x2="10.338cm" svg:y2="8.861cm" draw:start-shape="id8" draw:start-glue-point="4" draw:end-shape="id4" draw:end-glue-point="4" svg:d="M19873 14226v-5365h-9535" svg:viewBox="0 0 9536 5366">
          <text:p text:style-name="P6"><text:span text:style-name="T5">Yes, stream manager asked</text:span></text:p>
          <text:p text:style-name="P6"><text:span text:style-name="T5">to follow this stream</text:span></text:p>
        </draw:connector>
        <draw:connector draw:style-name="gr15" draw:text-style-name="P12" draw:layer="layout" draw:type="line" svg:x1="19.873cm" svg:y1="18.036cm" svg:x2="19.859cm" svg:y2="20.434cm" draw:start-shape="id8" draw:start-glue-point="6" svg:d="M19873 18036l-14 2398" svg:viewBox="0 0 15 2399">
          <text:p text:style-name="P6"><text:span text:style-name="T5">No, user is notified that</text:span></text:p>
          <text:p text:style-name="P6"><text:span text:style-name="T5">the start of a http message</text:span></text:p>
          <text:p text:style-name="P6"><text:span text:style-name="T5">was not found</text:span></text:p>
        </draw:connector>
        <draw:connector draw:style-name="gr9" draw:text-style-name="P6" draw:layer="layout" draw:type="line" svg:x1="16.032cm" svg:y1="16.14cm" svg:x2="17.65cm" svg:y2="16.131cm" draw:start-shape="id7" draw:start-glue-point="1" draw:end-shape="id8" draw:end-glue-point="5" svg:d="M16032 16140l1618-9" svg:viewBox="0 0 1619 10">
          <text:p/>
        </draw:connector>
        <draw:custom-shape draw:style-name="gr16" draw:text-style-name="P8" draw:layer="layout" svg:width="0.635cm" svg:height="2.632cm" svg:x="13.845cm" svg:y="11.392cm">
          <text:p text:style-name="P13"><text:span text:style-name="T5">Packets not part</text:span></text:p>
          <text:p text:style-name="P13"><text:span text:style-name="T5">of an actively</text:span></text:p>
          <text:p text:style-name="P13"><text:span text:style-name="T5">monitored stream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4" xml:id="id4" draw:id="id4" draw:layer="layout" svg:width="8.12cm" svg:height="2.54cm" svg:x="2.218cm" svg:y="8.226cm">
          <draw:glue-point draw:id="4" svg:x="5.002cm" svg:y="-2.5cm"/>
          <draw:glue-point draw:id="5" svg:x="5.002cm" svg:y="2.5cm"/>
          <text:p text:style-name="P6"><text:span text:style-name="T6">TCP Stream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7" draw:id="id7" draw:layer="layout" svg:width="5.715cm" svg:height="2.184cm" svg:x="10.317cm" svg:y="15.048cm">
          <text:p text:style-name="P6"><text:span text:style-name="T6">HTTP Message</text:span></text:p>
          <text:p text:style-name="P6"><text:span text:style-name="T6">Recogn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2" draw:id="id2" draw:layer="layout" svg:width="6.35cm" svg:height="2.144cm" svg:x="3.104cm" svg:y="15.088cm">
          <text:p text:style-name="P6"><text:span text:style-name="T6">HTTP </text:span></text:p>
          <text:p text:style-name="P6"><text:span text:style-name="T6">Message 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1.68cm" svg:height="4.445cm" svg:x="13.05cm" svg:y="2.24cm">
          <text:p/>
          <draw:enhanced-geometry svg:viewBox="0 0 21600 21600" draw:path-stretchpoint-x="10800" draw:path-stretchpoint-y="10800" draw:text-areas="?f3 ?f4 ?f5 ?f6" draw:type="round-rectangle" draw:modifiers="1204.858299595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635cm" svg:height="0.635cm" svg:x="14.755cm" svg:y="5.645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3.175cm" svg:height="0.827cm" svg:x="13.935cm" svg:y="2.67cm">
          <draw:text-box>
            <text:p><text:span text:style-name="T7">Legend</text:span></text:p>
          </draw:text-box>
        </draw:frame>
        <draw:frame draw:style-name="gr20" draw:text-style-name="P18" draw:layer="layout" svg:width="10.155cm" svg:height="0.733cm" svg:x="15.582cm" svg:y="5.618cm">
          <draw:text-box>
            <text:p><text:span text:style-name="T1">- Packet, color identifies tcp stream</text:span></text:p>
          </draw:text-box>
        </draw:frame>
        <draw:custom-shape draw:style-name="gr17" draw:text-style-name="P14" draw:layer="layout" svg:width="2.735cm" svg:height="1.27cm" svg:x="13.685cm" svg:y="4.04cm">
          <draw:glue-point draw:id="4" svg:x="5.002cm" svg:y="-2.5cm"/>
          <draw:glue-point draw:id="5" svg:x="5.002cm" svg:y="2.5cm"/>
          <text:p text:style-name="P6"><text:span text:style-name="T6">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8" draw:layer="layout" svg:width="8.36cm" svg:height="1.255cm" svg:x="16.685cm" svg:y="4.048cm">
          <draw:text-box>
            <text:p><text:span text:style-name="T1">PacketDotNet.Connections assembly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justify" draw:textarea-vertical-align="to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9T13:43:10</meta:creation-date>
    <meta:editing-duration>PT5H26M12S</meta:editing-duration>
    <meta:editing-cycles>56</meta:editing-cycles>
    <dc:date>2019-03-07T14:28:36.793505672</dc:date>
    <meta:generator>LibreOffice/6.2.1.2$MacOSX_X86_64 LibreOffice_project/7bcb35dc3024a62dea0caee87020152d1ee96e71</meta:generator>
    <meta:document-statistic meta:object-count="68"/>
  </office:meta>
</office:document-meta>
</file>